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12pt" fo:letter-spacing="normal" fo:font-style="normal" fo:font-weight="normal" fo:background-color="#ffff00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size="9.75pt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57131404" text:style-name="L1">
        <text:list-item>
          <text:p text:style-name="P3"><text:bookmark text:name="dhtml_Modulo"/><text:span text:style-name="T4">Módulo - AULA 17 - Princípio de Pareto</text:span> </text:p>
        </text:list-item>
      </text:list>
      <text:p text:style-name="P2"/>
      <text:p text:style-name="Standard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O Gráfico de Pareto serve para determinar as prioridades. A coluna da esquerda corresponde ao fator mais importante.</text:p>
      <text:p text:style-name="Standard"><text:s/></text:p>
      <text:p text:style-name="Standard">1 - V</text:p>
      <text:p text:style-name="P1">2 - F</text:p>
      <text:p text:style-name="P1"><text:s/></text:p>
      <text:p text:style-name="P1">Sua resposta: F</text:p>
      <text:p text:style-name="Standard">Valor: Resposta Errada - Consulte a página 9</text:p>
      <text:p text:style-name="Standard">Valor recebido: 0.00</text:p>
      <text:p text:style-name="Standard"/>
      <text:p text:style-name="Standard"/>
      <text:p text:style-name="Standard"><text:s/></text:p>
      <text:p text:style-name="P2"><text:s/></text:p>
      <text:p text:style-name="P2">Questão2 <text:s/></text:p>
      <text:p text:style-name="P2"><text:s/></text:p>
      <text:p text:style-name="Standard"><text:s text:c="3"/>O Princípio de Pareto, ou 80/20, diz que em qualquer situação sempre existem "poucos vitais e muitos triviais"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3 <text:s/></text:p>
      <text:p text:style-name="Standard"><text:s/></text:p>
      <text:p text:style-name="Standard"><text:s text:c="3"/>Cada problema de uma empresa só tem uma causa.</text:p>
      <text:p text:style-name="Standard"><text:s/></text:p>
      <text:p text:style-name="Standard">1 - V</text:p>
      <text:p text:style-name="P2">2 - F</text:p>
      <text:p text:style-name="Standard"><text:s/></text:p>
      <text:p text:style-name="P2">Sua resposta: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4 <text:s/></text:p>
      <text:p text:style-name="Standard"><text:s/></text:p>
      <text:p text:style-name="Standard"><text:soft-page-break/><text:s text:c="3"/>Cerca de 80% da riqueza de um país se concentra na mão de cerca de 20% da população. Os outros 80% da população ficam com apenas 20% da riqueza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5 <text:s/></text:p>
      <text:p text:style-name="Standard"><text:s/></text:p>
      <text:p text:style-name="Standard"><text:s text:c="3"/>Na análise de custos do almoxarifado, os custos se dividem mais ou menos igual entre os diversos itens.</text:p>
      <text:p text:style-name="Standard"><text:s/></text:p>
      <text:p text:style-name="Standard">1 - V</text:p>
      <text:p text:style-name="P2">2 - F</text:p>
      <text:p text:style-name="Standard"><text:s/></text:p>
      <text:p text:style-name="P2">Sua resposta: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6 <text:s/></text:p>
      <text:p text:style-name="Standard"><text:s/></text:p>
      <text:p text:style-name="Standard"><text:s text:c="3"/>O Princípio de Pareto pode ser usado na identificação dos problemas mais importantes dentro de um grupo de problemas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No Gráfico de Pareto, as colunas crescem da esquerda para a direita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Errada - Consulte a página 9</text:p>
      <text:p text:style-name="Standard"><text:soft-page-break/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8 <text:s/></text:p>
      <text:p text:style-name="Standard"><text:s/></text:p>
      <text:p text:style-name="Standard"><text:s text:c="3"/>Na maioria das situações, existem uns poucos aspetos contribuindo muito para o resultado, enquanto a grande maioria tem uma pequena contribuição.</text:p>
      <text:p text:style-name="P2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9 <text:s/></text:p>
      <text:p text:style-name="P2"><text:s/></text:p>
      <text:p text:style-name="Standard"><text:s text:c="3"/>Na administração de pessoal, uma pequena percentagem de empregados é responsável pela maior parte das faltas ao serviço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10 <text:s/></text:p>
      <text:p text:style-name="Standard"><text:s/></text:p>
      <text:p text:style-name="Standard"><text:s text:c="3"/>O Diagrama de Pareto pode ser utilizado para comparar diversas situações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8</text:p>
      <text:p text:style-name="Standard">Total de itens errados: 2</text:p>
      <text:p text:style-name="Standard"><text:s/></text:p>
      <text:p text:style-name="Standard"><text:soft-page-break/>Nota obtida no teste: 8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5:43:55.746725678</meta:creation-date>
    <dc:date>2023-05-22T05:47:55.864718813</dc:date>
    <meta:editing-duration>PT4M1S</meta:editing-duration>
    <meta:editing-cycles>1</meta:editing-cycles>
    <meta:document-statistic meta:table-count="0" meta:image-count="0" meta:object-count="0" meta:page-count="4" meta:paragraph-count="127" meta:word-count="371" meta:character-count="2096" meta:non-whitespace-character-count="1698"/>
    <meta:generator>LibreOffice/7.3.7.2$Linux_X86_64 LibreOffice_project/30$Build-2</meta:generator>
  </office:meta>
</office:document-meta>
</file>